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600000304648B6B8FE6CD3A9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.59cm" svg:height="11.259cm" draw:z-index="0"><draw:image xlink:href="Pictures/10000001000004B600000304648B6B8FE6CD3A9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0:13:30.495854404</meta:creation-date>
    <dc:date>2023-03-02T10:14:08.547006534</dc:date>
    <meta:editing-duration>PT39S</meta:editing-duration>
    <meta:editing-cycles>1</meta:editing-cycles>
    <meta:generator>LibreOffice/7.4.5.1$Linux_X86_64 LibreOffice_project/40$Build-1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